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5219"/>
    </style:style>
    <style:style style:name="P2" style:family="paragraph" style:parent-style-name="Text_20_body">
      <style:text-properties officeooo:paragraph-rsid="00121bcb"/>
    </style:style>
    <style:style style:name="P3" style:family="paragraph" style:parent-style-name="Text_20_body">
      <style:text-properties officeooo:paragraph-rsid="0012c596"/>
    </style:style>
    <style:style style:name="P4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’ENTITÉ BANNIE</text:h>
      <text:p text:style-name="P1">Lors du Conflit d’Origine, avant même que les mondes ne se fissurent,</text:p>
      <text:p text:style-name="P1">il existait une quatrième puissance.</text:p>
      <text:p text:style-name="P1">Ni dragon.</text:p>
      <text:p text:style-name="P1">Ni seigneur.</text:p>
      <text:p text:style-name="P1">Ni simple conquérant.</text:p>
      <text:p text:style-name="Text_20_body">Une entité ancienne, liée à la structure même des passages entre les mondes.</text:p>
      <text:p text:style-name="Text_20_body">Elle ne cherchait pas l’équilibre.</text:p>
      <text:p text:style-name="Text_20_body">Elle cherchait l’unification.</text:p>
      <text:p text:style-name="P1">Un seul ordre.</text:p>
      <text:p text:style-name="P1">Un seul flux.</text:p>
      <text:p text:style-name="P1">Un seul centre.</text:p>
      <text:p text:style-name="Text_20_body">Les autres puissances s’y opposèrent.</text:p>
      <text:p text:style-name="Text_20_body">Elle fut bannie.</text:p>
      <text:p text:style-name="Text_20_body">Pas détruite.</text:p>
      <text:p text:style-name="Text_20_body">Exilée au-delà des frontières du Passage.</text:p>
      <text:p text:style-name="Horizontal_20_Line"/>
      <text:h text:style-name="Heading_20_1" text:outline-level="1">LA DÉFORMATION</text:h>
      <text:p text:style-name="Text_20_body">Le bannissement ne l’a pas affaiblie.</text:p>
      <text:p text:style-name="Text_20_body">Il l’a transformée.</text:p>
      <text:p text:style-name="P2">Isolée dans un espace sans monde stable,</text:p>
      <text:p text:style-name="P2">elle s’est nourrie d’une seule chose :</text:p>
      <text:p text:style-name="Text_20_body">La rancœur.</text:p>
      <text:p text:style-name="P2">La haine n’était pas son essence au départ.</text:p>
      <text:p text:style-name="P2">Mais elle est devenue son carburant.</text:p>
      <text:p text:style-name="Text_20_body">Des cycles infinis dans le vide ont altéré sa nature.</text:p>
      <text:p text:style-name="Text_20_body">Elle a atteint un niveau où plus personne ne peut reconnaître ce qu’elle était.</text:p>
      <text:p text:style-name="P2">Elle n’a plus de forme fixe.</text:p>
      <text:p text:style-name="P2">Plus de visage stable.</text:p>
      <text:p text:style-name="Text_20_body">Elle est devenue une volonté.</text:p>
      <text:p text:style-name="Horizontal_20_Line"><text:soft-page-break/></text:p>
      <text:h text:style-name="Heading_20_1" text:outline-level="1">SON PROBLÈME</text:h>
      <text:p text:style-name="Text_20_body">Elle ne peut envahir un monde qu’elle ne connaît pas.</text:p>
      <text:p text:style-name="Text_20_body">Elle ne peut conquérir un monde qu’elle ne localise pas.</text:p>
      <text:p text:style-name="P2">Les mondes sont nombreux.</text:p>
      <text:p text:style-name="P2">Innombrables.</text:p>
      <text:p text:style-name="P2">Sans point d’ancrage,</text:p>
      <text:p text:style-name="P2">elle erre.</text:p>
      <text:p text:style-name="Text_20_body">C’est pour cela que les Fragments du Seuil sont essentiels.</text:p>
      <text:p text:style-name="Text_20_body">Ce sont des balises.</text:p>
      <text:p text:style-name="Text_20_body">Des coordonnées.</text:p>
      <text:p text:style-name="Text_20_body">Des points d’identification.</text:p>
      <text:p text:style-name="Horizontal_20_Line"/>
      <text:h text:style-name="Heading_20_1" text:outline-level="1">SA STRATÉGIE</text:h>
      <text:p text:style-name="Text_20_body">Elle ne traverse pas directement.</text:p>
      <text:p text:style-name="Text_20_body">Elle infiltre.</text:p>
      <text:p text:style-name="P2">Elle gangrène les Seigneurs du Fragment.</text:p>
      <text:p text:style-name="P2">Elle amplifie leur soif de domination.</text:p>
      <text:p text:style-name="Text_20_body">Elle pousse les Raclures à se multiplier.</text:p>
      <text:p text:style-name="Text_20_body">Elle laisse les Fragments être réunis.</text:p>
      <text:p text:style-name="P3">Car si le Portail s’ouvre pleinement,</text:p>
      <text:p text:style-name="P3">elle n’aura plus besoin de chercher.</text:p>
      <text:p text:style-name="Text_20_body">Elyndra deviendra visible.</text:p>
      <text:p text:style-name="Text_20_body">Accessible.</text:p>
      <text:p text:style-name="Text_20_body">Cartographiée.</text:p>
      <text:p text:style-name="Horizontal_20_Line"/>
      <text:h text:style-name="Heading_20_1" text:outline-level="1"/>
      <text:h text:style-name="P4" text:outline-level="1">LE VRAI DANGER</text:h>
      <text:p text:style-name="Text_20_body">Elle ne veut pas seulement envahir.</text:p>
      <text:p text:style-name="Text_20_body">Elle veut se venger.</text:p>
      <text:p text:style-name="Text_20_body">Pas des royaumes.</text:p>
      <text:p text:style-name="Text_20_body">Pas des peuples.</text:p>
      <text:p text:style-name="Text_20_body">Des Trois Dragons.</text:p>
      <text:p text:style-name="P3">Car ce sont eux — ou leurs prédécesseurs —</text:p>
      <text:p text:style-name="P3">qui ont participé à son bannissement.</text:p>
      <text:p text:style-name="Text_20_body">Et si elle parvient à les gangrener complètement…</text:p>
      <text:p text:style-name="Text_20_body">Elle n’aura pas besoin d’une armée.</text:p>
      <text:p text:style-name="Text_20_body">Les gardiens de l’équilibre deviendront les instruments de la fractu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23:31:26.124243400</meta:creation-date>
    <dc:date>2026-02-26T23:32:29.074065500</dc:date>
    <meta:editing-duration>PT1M2S</meta:editing-duration>
    <meta:editing-cycles>4</meta:editing-cycles>
    <meta:generator>LibreOffice/26.2.0.3$Windows_X86_64 LibreOffice_project/620$Build-3</meta:generator>
    <meta:document-statistic meta:table-count="0" meta:image-count="0" meta:object-count="0" meta:page-count="3" meta:paragraph-count="63" meta:word-count="313" meta:character-count="1907" meta:non-whitespace-character-count="1655"/>
  </office:meta>
</office:document-meta>
</file>